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500000003C03D6867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Fine_20_Dotted" svg:stroke-width="0.2cm" svg:stroke-color="#33cc66" draw:marker-start-width="0.5cm" draw:marker-end-width="0.5cm" draw:fill="solid" draw:fill-color="#3deb3d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3" style:family="graphic" style:parent-style-name="standard">
      <style:graphic-properties draw:stroke="none" draw:stroke-dash="Fine_20_Dotted" svg:stroke-width="0.2cm" svg:stroke-color="#ff9966" draw:marker-start-width="0.5cm" draw:marker-end-width="0.5cm" draw:fill="solid" draw:fill-color="#ff9966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4" style:family="graphic" style:parent-style-name="standard">
      <style:graphic-properties draw:stroke="none" draw:stroke-dash="Fine_20_Dotted" svg:stroke-width="0.2cm" svg:stroke-color="#ff9966" draw:marker-start-width="0.5cm" draw:marker-end-width="0.5cm" draw:fill="solid" draw:fill-color="#99ccff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marker-start-width="0.275cm" draw:marker-end="Arrow" draw:marker-end-width="0.375cm" draw:textarea-horizontal-align="center" draw:textarea-vertical-align="middle"/>
    </style:style>
    <style:style style:name="gr12" style:family="graphic" style:parent-style-name="standard">
      <style:graphic-properties svg:stroke-width="0.2cm" svg:stroke-color="#008080" draw:marker-start-width="0.5cm" draw:marker-end-width="0.5cm" draw:fill="solid" draw:fill-color="#008080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85cm"/>
    </style:style>
    <style:style style:name="gr15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fiocruz-2009-10-title">
      <style:graphic-properties fo:min-height="2.926cm"/>
    </style:style>
    <style:style style:name="pr2" style:family="presentation" style:parent-style-name="fiocruz-2009-10-outline1">
      <style:graphic-properties fo:min-height="12.323cm"/>
    </style:style>
    <style:style style:name="pr3" style:family="presentation" style:parent-style-name="fiocruz-2009-10-notes">
      <style:graphic-properties draw:fill-color="#ffffff" fo:min-height="11.181cm"/>
    </style:style>
    <style:style style:name="pr4" style:family="presentation" style:parent-style-name="fiocruz-2009-10-title">
      <style:graphic-properties draw:auto-grow-height="true" fo:min-height="3.1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2.926cm" svg:x="0cm" svg:y="0.887cm" presentation:class="title">
          <draw:text-box>
            <text:p>Designed for Wide Deployment</text:p>
          </draw:text-box>
        </draw:frame>
        <draw:frame presentation:style-name="pr2" draw:layer="layout" svg:width="24.765cm" svg:height="14.855cm" svg:x="0.635cm" svg:y="4.445cm" presentation:class="outline" presentation:user-transformed="true">
          <draw:text-box>
            <text:list text:style-name="L2">
              <text:list-item>
                <text:p>Multi-lingual application and database</text:p>
                <text:list>
                  <text:list-item>
                    <text:p>Easy to use translation facilities</text:p>
                  </text:list-item>
                </text:list>
              </text:list-item>
              <text:list-item>
                <text:p>Open source methods:</text:p>
                <text:list>
                  <text:list-item>
                    <text:p>Open code repository, issue tracker, mailing list</text:p>
                  </text:list-item>
                  <text:list-item>
                    <text:p>LGPL for non-profit and commercial usage </text:p>
                  </text:list-item>
                  <text:list-item>
                    <text:p>Open source tools (MySQL, Python, Django)</text:p>
                  </text:list-item>
                  <text:list-item>
                    <text:p>Open specs and documentation Wiki</text:p>
                    <text:list>
                      <text:list-item>
                        <text:p><text:a xlink:href="http://reddes.bvsalud.org/projects/clinical-trials">http://reddes.bvsalud.org/projects/clinical-trials</text:a><text:line-break/>or <text:a xlink:href="http://bit.ly/clin-trials">http://bit.ly/clin-trials</text:a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fiocruz-2009-10" presentation:presentation-page-layout-name="AL2T19">
        <office:forms form:automatic-focus="false" form:apply-design-mode="false"/>
        <draw:frame presentation:style-name="pr4" draw:layer="layout" svg:width="25.4cm" svg:height="3.177cm" svg:x="0cm" svg:y="0.762cm" presentation:class="title">
          <draw:text-box>
            <text:p>Workflow: publishing process</text:p>
          </draw:text-box>
        </draw:frame>
        <draw:g>
          <draw:custom-shape draw:style-name="gr2" draw:text-style-name="P1" draw:layer="layout" svg:width="22.139cm" svg:height="3.614cm" svg:x="1.455cm" svg:y="12.8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2.139cm" svg:height="3.76cm" svg:x="1.455cm" svg:y="8.7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2.139cm" svg:height="3.393cm" svg:x="1.456cm" svg:y="5.00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id="id1" draw:layer="layout" svg:width="4.812cm" svg:height="2.434cm" svg:x="9.495cm" svg:y="5.374cm">
            <text:p text:style-name="P1"><text:span text:style-name="T1">draf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id="id2" draw:layer="layout" svg:width="4.812cm" svg:height="2.434cm" svg:x="9.495cm" svg:y="9.522cm">
            <text:p text:style-name="P1"><text:span text:style-name="T1">pendin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id="id3" draw:layer="layout" svg:width="4.813cm" svg:height="2.434cm" svg:x="2.757cm" svg:y="9.522cm">
            <text:p text:style-name="P1"><text:span text:style-name="T1">rejec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id="id4" draw:layer="layout" svg:width="4.812cm" svg:height="2.434cm" svg:x="9.495cm" svg:y="13.56cm">
            <text:p text:style-name="P1"><text:span text:style-name="T1">approv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id="id7" draw:layer="layout" svg:width="4.813cm" svg:height="2.434cm" svg:x="17.195cm" svg:y="5.374cm">
            <text:p text:style-name="P1"><text:span text:style-name="T1">star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id="id5" draw:layer="layout" svg:width="4.813cm" svg:height="2.434cm" svg:x="17.195cm" svg:y="9.522cm">
            <text:p text:style-name="P1"><text:span text:style-name="T1">submit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id="id6" draw:layer="layout" svg:width="4.813cm" svg:height="2.434cm" svg:x="17.195cm" svg:y="13.56cm">
            <text:p text:style-name="P1"><text:span text:style-name="T1">publish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1" draw:layer="layout" draw:type="curve" svg:x1="11.901cm" svg:y1="7.808cm" svg:x2="11.9cm" svg:y2="9.522cm" draw:start-shape="id1" draw:end-shape="id2" draw:end-glue-point="4" svg:d="m11901 7808c0 1285-1 429-1 1714">
            <text:p/>
          </draw:connector>
          <draw:connector draw:style-name="gr10" draw:text-style-name="P1" draw:layer="layout" draw:type="curve" svg:x1="9.495cm" svg:y1="10.738cm" svg:x2="7.57cm" svg:y2="10.739cm" draw:start-shape="id2" draw:start-glue-point="6" draw:end-shape="id3" svg:d="m9495 10738c-1444 0-482 1-1925 1">
            <text:p/>
          </draw:connector>
          <draw:connector draw:style-name="gr11" draw:text-style-name="P1" draw:layer="layout" draw:type="curve" svg:x1="11.9cm" svg:y1="11.956cm" svg:x2="11.9cm" svg:y2="13.56cm" draw:start-shape="id2" draw:start-glue-point="8" draw:end-shape="id4" draw:end-glue-point="4" svg:d="m11900 11956v1604">
            <text:p/>
          </draw:connector>
          <draw:connector draw:style-name="gr11" draw:text-style-name="P1" draw:layer="layout" draw:type="curve" svg:x1="19.6cm" svg:y1="11.956cm" svg:x2="19.6cm" svg:y2="13.56cm" draw:start-shape="id5" draw:start-glue-point="8" draw:end-shape="id6" draw:end-glue-point="4" svg:d="m19600 11956v1604">
            <text:p/>
          </draw:connector>
          <draw:connector draw:style-name="gr10" draw:text-style-name="P1" draw:layer="layout" draw:type="curve" svg:x1="5.162cm" svg:y1="9.522cm" svg:x2="9.495cm" svg:y2="6.59cm" draw:start-shape="id3" draw:start-glue-point="4" draw:end-shape="id1" draw:end-glue-point="6" svg:d="m5162 9522c0-1955 1444-2932 4333-2932">
            <text:p/>
          </draw:connector>
          <draw:connector draw:style-name="gr11" draw:text-style-name="P1" draw:layer="layout" draw:type="curve" svg:x1="19.6cm" svg:y1="7.808cm" svg:x2="19.6cm" svg:y2="9.522cm" draw:start-shape="id7" draw:start-glue-point="8" draw:end-shape="id5" draw:end-glue-point="4" svg:d="m19600 7808v1714">
            <text:p/>
          </draw:connector>
        </draw:g>
        <draw:line draw:style-name="gr12" draw:layer="layout" svg:x1="15.875cm" svg:y1="3.81cm" svg:x2="15.875cm" svg:y2="17.145cm">
          <text:p/>
        </draw:line>
        <draw:frame draw:style-name="gr13" draw:layer="layout" svg:width="10.51cm" svg:height="1.013cm" svg:x="3.745cm" svg:y="3.905cm">
          <draw:text-box>
            <text:p>State of each mandatory translation</text:p>
          </draw:text-box>
        </draw:frame>
        <draw:frame draw:style-name="gr14" draw:layer="layout" svg:width="6.35cm" svg:height="1.013cm" svg:x="18.01cm" svg:y="3.905cm">
          <draw:text-box>
            <text:p>Full record</text:p>
          </draw:text-box>
        </draw:frame>
        <draw:line draw:style-name="gr15" draw:layer="layout" svg:x1="12.7cm" svg:y1="8.255cm" svg:x2="19.05cm" svg:y2="8.89cm">
          <text:p/>
        </draw:line>
        <draw:line draw:style-name="gr15" draw:layer="layout" svg:x1="12.7cm" svg:y1="12.456cm" svg:x2="19.05cm" svg:y2="13.091cm">
          <text:p/>
        </draw:lin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3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500000003C03D686775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ocruz-2009-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fiocruz-2009-10-backgroundobjects" style:family="presentation">
      <style:graphic-properties draw:shadow="hidden" draw:shadow-offset-x="0.3cm" draw:shadow-offset-y="0.3cm" draw:shadow-color="#808080">
        <text:list-style style:name="fiocruz-2009-10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fiocruz-2009-10-notes" style:family="presentation">
      <style:graphic-properties draw:stroke="none" draw:fill="none">
        <text:list-style style:name="fiocruz-2009-10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iocruz-2009-10-outline1" style:family="presentation">
      <style:graphic-properties draw:stroke="none" draw:fill="none">
        <text:list-style style:name="fiocruz-2009-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outline2" style:family="presentation" style:parent-style-name="fiocruz-2009-10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fiocruz-2009-10-outline3" style:family="presentation" style:parent-style-name="fiocruz-2009-10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fiocruz-2009-10-outline4" style:family="presentation" style:parent-style-name="fiocruz-2009-10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5" style:family="presentation" style:parent-style-name="fiocruz-2009-10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6" style:family="presentation" style:parent-style-name="fiocruz-2009-10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7" style:family="presentation" style:parent-style-name="fiocruz-2009-10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8" style:family="presentation" style:parent-style-name="fiocruz-2009-10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9" style:family="presentation" style:parent-style-name="fiocruz-2009-10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subtitle" style:family="presentation">
      <style:graphic-properties draw:stroke="none" draw:fill="none" draw:textarea-vertical-align="middle">
        <text:list-style style:name="fiocruz-2009-10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title" style:family="presentation">
      <style:graphic-properties draw:stroke="none" draw:fill="none" draw:textarea-vertical-align="middle">
        <text:list-style style:name="fiocruz-2009-10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44pt" fo:font-style="normal" fo:text-shadow="1pt 1pt" style:text-underline-style="none" fo:font-weight="bold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iocruz-2009-10-title">
      <style:graphic-properties draw:stroke="none" draw:fill="none" draw:fill-color="#bbe0e3" draw:textarea-horizontal-align="justify" draw:textarea-vertical-align="middle" draw:auto-grow-height="false" draw:auto-grow-width="false" fo:min-height="3.17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fiocruz-2009-10-outline1">
      <style:graphic-properties draw:stroke="none" draw:fill="none" draw:fill-color="#bbe0e3" draw:textarea-horizontal-align="justify" draw:textarea-vertical-align="top" draw:auto-grow-height="false" draw:auto-grow-width="false" fo:min-height="12.57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fiocruz-2009-10-backgroundobjects">
      <style:graphic-properties draw:stroke="none" draw:fill="solid" draw:fill-color="#ffffff" draw:textarea-horizontal-align="justify" draw:textarea-vertical-align="middle" draw:auto-grow-height="false"/>
    </style:style>
    <style:style style:name="Mpr5" style:family="presentation" style:parent-style-name="fiocruz-2009-10-backgroundobjects">
      <style:graphic-properties draw:stroke="none" draw:fill="none" draw:fill-color="#ffffff" draw:auto-grow-height="false" fo:min-height="1.325cm"/>
    </style:style>
    <style:style style:name="Mpr6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iocruz-2009-10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5.715cm" fo:margin-right="0cm" fo:text-indent="-0.635cm"/>
    </style:style>
    <style:style style:name="MP6" style:family="paragraph">
      <style:paragraph-properties fo:margin-left="0.952cm" fo:margin-right="0cm" fo:text-indent="-0.952cm" style:writing-mode="lr-tb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start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s" fo:country="ES" style:font-size-asian="14pt" style:font-size-complex="14pt"/>
    </style:style>
    <style:style style:name="MT3" style:family="text">
      <style:text-properties fo:font-family="'Nimbus Sans L'" style:font-family-generic="swiss" style:font-pitch="variable" fo:font-size="14pt" fo:language="pt" fo:country="BR" style:font-size-asian="14pt" style:font-size-complex="14pt"/>
    </style:style>
    <style:style style:name="MT4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fiocruz-2009-10" style:page-layout-name="PM1" draw:style-name="Mdp1">
      <office:forms form:automatic-focus="false" form:apply-design-mode="false"/>
      <draw:frame presentation:style-name="Mpr1" draw:text-style-name="MP4" draw:layer="backgroundobjects" svg:width="25.4cm" svg:height="3.176cm" svg:x="0cm" svg:y="0.762cm" presentation:class="title">
        <draw:text-box>
          <text:p text:style-name="MP3">Click to edit the title text format</text:p>
        </draw:text-box>
      </draw:frame>
      <draw:frame presentation:style-name="Mpr2" draw:text-style-name="MP6" draw:layer="backgroundobjects" svg:width="22.86cm" svg:height="12.573cm" svg:x="1.27cm" svg:y="4.445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Ninth Outline Level</text:p>
        </draw:text-box>
      </draw:frame>
      <draw:frame presentation:style-name="Mpr3" draw:text-style-name="MP7" draw:layer="backgroundobjects" svg:width="5.927cm" svg:height="1.324cm" svg:x="13.758cm" svg:y="17.145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9" draw:layer="backgroundobjects" svg:width="5.927cm" svg:height="1.324cm" svg:x="0.635cm" svg:y="17.78cm" presentation:class="page-number">
        <draw:text-box>
          <text:p text:style-name="MP8"><text:span text:style-name="MT3"><text:page-number>1</text:page-number></text:span></text:p>
        </draw:text-box>
      </draw:frame>
      <draw:custom-shape presentation:style-name="Mpr4" draw:layer="backgroundobjects" svg:width="4.445cm" svg:height="0.635cm" svg:x="0cm" svg:y="18.41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8.044cm" svg:height="1.324cm" svg:x="10.795cm" svg:y="17.726cm" presentation:class="footer">
        <draw:text-box>
          <text:p text:style-name="MP3"><presentation:footer/></text:p>
        </draw:text-box>
      </draw:frame>
      <presentation:notes style:page-layout-name="PM0">
        <draw:rect draw:style-name="Mgr3" draw:text-style-name="MP10" draw:layer="backgroundobjects" svg:width="19.05cm" svg:height="25.4cm" svg:x="0cm" svg:y="0cm">
          <text:p/>
        </draw:rect>
        <draw:frame presentation:style-name="Mpr6" draw:text-style-name="MP7" draw:layer="backgroundobjects" svg:width="8.255cm" svg:height="1.271cm" svg:x="-0.001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6" draw:text-style-name="MP9" draw:layer="backgroundobjects" svg:width="8.255cm" svg:height="1.271cm" svg:x="10.79cm" svg:y="0cm" presentation:class="date-time">
          <draw:text-box>
            <text:p text:style-name="MP9"><text:span text:style-name="MT4"><presentation:date-time/></text:span></text:p>
          </draw:text-box>
        </draw:frame>
        <draw:page-thumbnail presentation:style-name="fiocruz-2009-10-title" draw:layer="backgroundobjects" svg:width="12.7cm" svg:height="9.526cm" svg:x="3.175cm" svg:y="1.904cm" presentation:class="page"/>
        <draw:frame presentation:style-name="fiocruz-2009-10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-0.001cm" svg:y="24.125cm" presentation:class="footer">
          <draw:text-box>
            <text:p text:style-name="MP7"><text:span text:style-name="MT4"><presentation:footer/></text:span></text:p>
          </draw:text-box>
        </draw:frame>
        <draw:frame presentation:style-name="Mpr7" draw:text-style-name="MP9" draw:layer="backgroundobjects" svg:width="8.255cm" svg:height="1.271cm" svg:x="10.79cm" svg:y="24.125cm" presentation:class="page-number">
          <draw:text-box>
            <text:p text:style-name="MP9"><text:span text:style-name="MT4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dc:title>Slide 1</dc:title>
    <meta:creation-date>2009-10-21T23:55:19</meta:creation-date>
    <meta:editing-cycles>15</meta:editing-cycles>
    <meta:editing-duration>PT03H13M17S</meta:editing-duration>
    <dc:date>2009-12-21T15:44:10</dc:date>
    <dc:creator>Luciano Ramalho</dc:creator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